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style:font-style-asian="normal" style:font-weight-asian="normal" style:font-style-complex="normal" style:font-weight-complex="normal" loext:char-shading-value="0"/>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loext:char-shading-value="0"/>
    </style:style>
    <style:style style:name="T69" style:family="text">
      <style:text-properties fo:color="#0066cc"/>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11</text:p>
      <text:h text:style-name="Heading_20_2" text:outline-level="2"><text:soft-page-break/>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text:soft-page-break/></text:p>
      <text:h text:style-name="Heading_20_2" text:outline-level="2">Идеи</text:h>
      <text:list xml:id="list4575962275534545298" text:style-name="L1">
        <text:list-item>
          <text:p text:style-name="P150">Книги:</text:p>
        </text:list-item>
      </text:list>
      <text:list xml:id="list515307217072578173" text:style-name="L2">
        <text:list-item>
          <text:p text:style-name="P151">«Великие грифоны прошлого» - из канона (5<text:span text:style-name="T11">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5">Природа Проклятий</text:span>» - обмен</text:p>
        </text:list-item>
        <text:list-item>
          <text:p text:style-name="P151"><text:span text:style-name="T65">«Магия для Чайников»</text:span> - обмен</text:p>
        </text:list-item>
        <text:list-item>
          <text:p text:style-name="P151"><text:span text:style-name="T65">«Энциклопедия Арканум»</text:span> - обмен</text:p>
        </text:list-item>
        <text:list-item>
          <text:p text:style-name="P151">«О Гейсах» - обмен</text:p>
        </text:list-item>
        <text:list-item>
          <text:p text:style-name="P151">«<text:span text:style-name="T65">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840061728365483224"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5">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6" text:outline-level="2"><text:soft-page-break/>1. Терра</text:h>
      <text:p text:style-name="P26">(Electronics “Disappointed”/Gary Jules “Mad World”/Pink Floyd “Another Brick In The Wall”)</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7">Дайсон.</text:span></text:p>
      <text:p text:style-name="P75"><text:span text:style-name="T8">– </text:span><text:span text:style-name="T67">Сколько тебе лет?</text:span></text:p>
      <text:p text:style-name="P75"><text:span text:style-name="T8">– </text:span><text:span text:style-name="T67">Два года с начала запуска кластера.</text:span></text:p>
      <text:p text:style-name="P75"><text:span text:style-name="T8">– </text:span><text:span text:style-name="T67">Какой сейчас год?</text:span></text:p>
      <text:p text:style-name="P75"><text:span text:style-name="T8">– </text:span><text:span text:style-name="T21">20</text:span><text:span text:style-name="T20">18</text:span><text:span text:style-name="T67">-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5"><text:span text:style-name="T8">– Нэш</text:span><text:span text:style-name="T67">,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3"><text:soft-page-break/>***</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7444679170488993372"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text:soft-page-break/></text:p>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text:soft-page-break/>–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soft-page-break/>…</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7" text:outline-level="2"><text:span text:style-name="T11">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text:soft-page-break/>–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soft-page-break/>***</text:p>
      <text:p text:style-name="P50">&lt;<text:span text:style-name="T55">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text:soft-page-break/>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text:soft-page-break/>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2">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text:soft-page-break/>–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text:soft-page-break/>–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text:soft-page-break/>–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text:soft-page-break/>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6" text:outline-level="2">6. Стыд</text:h>
      <text:p text:style-name="P50">&lt;<text:span text:style-name="T85">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text:soft-page-break/>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text:soft-page-break/>–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text:soft-page-break/>–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text:soft-page-break/>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text:soft-page-break/></text:p>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3">&lt;</text:span><text:span text:style-name="T64">Mark Knopfler - </text:span><text:span text:style-name="T63">Hill Farmer's Blues</text:span><text:span text:style-name="T43">&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2">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6">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p text:style-name="P55">Мошкара кружилась вокруг лампы шелестящим роем. Надо бы закрыть окно, но тогда мне будут недоступны завораживающие трели цикад и ночное благоухание сада. </text:p>
      <text:p text:style-name="P55">Я обмакнул перо в чернила и вернулся к письму.</text:p>
      <text:p text:style-name="P60">Привет, Сел (несмотря ни на что, мне всё же хочется называть тебя так).</text:p>
      <text:p text:style-name="P60">У меня есть продвижение по расследованию. Твайлайт Спаркл вышла на Откровение с помощью заклинания <text:span text:style-name="T24">&lt;&gt;</text:span>. Оно непосредственно связано с Чёрным Экраном. Посылаю тебе дневник эксперимента, это лучше всяких описаний. К сожалению…</text:p>
      <text:p text:style-name="P50">Я макнул перо в чернильницу. Всё-таки есть какой-то шарм в перьях и чернильницах, давно забытых у меня на родине атрибутах творчества! Сам процесс опускания пера в баночку, осторожного стряхивания излишка чернил обратно и начертания больших округлых букв <text:s/>вдохновляет. Даже небольшие кляксы добавляют артистичности. Сразу представляешь себя Шекспиром, Байроном или, на худой конец, Китсом. Правда, производительность этого процесса примерно такая же, как подагрического старичка, бегущего стометровку. </text:p>
      <text:p text:style-name="P50">Блядь, опять перо затупилось! Я выругался про себя и потянулся за перочинным ножиком.</text:p>
      <text:p text:style-name="P60"/>
      <text:p text:style-name="P60"/>
      <text:p text:style-name="P95">… нам необходим некоторый список оборудования.</text:p>
      <text:p text:style-name="P95"/>
      <text:p text:style-name="P95">&lt;Так это ты соревновалась со Спайком по силе отрыжки?&gt;</text:p>
      <text:p text:style-name="Text_20_body"/>
      <text:h text:style-name="Heading_20_2" text:outline-level="2"><text:soft-page-break/>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text:soft-page-break/>–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text:soft-page-break/>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text:span><text:span text:style-name="T11">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text:soft-page-break/>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oft-page-break/><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text:soft-page-break/>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5">— </text:span><text:span text:style-name="T67">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
      <text:p text:style-name="P46"/>
      <text:p text:style-name="P52">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7">эт правда?</text:span></text:p>
      <text:p text:style-name="P50"><text:span text:style-name="T15">– </text:span><text:span text:style-name="T67">Какая из? Их много, вообще-то. Ик!</text:span></text:p>
      <text:p text:style-name="P50"><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oft-page-break/><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50"><text:span text:style-name="T15">– </text:span><text:span text:style-name="T67">Пока не умру?</text:span></text:p>
      <text:p text:style-name="P50"><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text:soft-page-break/>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oft-page-break/><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text:soft-page-break/>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soft-page-break/></text:p>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oft-page-break/><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text:soft-page-break/>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text:soft-page-break/>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3">&lt;<text:span text:style-name="T70">David Bowie - Lets Dance/ Ashes To Ashes</text:span></text:p>
      <text:p text:style-name="P43"><text:span text:style-name="T70">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text:soft-page-break/>–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oft-page-break/>«<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1">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text:soft-page-break/>УУУУУУРРРРРРГГГГХХХХХХХ!!!<text:span text:style-name="T11">&lt;</text:span><text:span text:style-name="T58">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text:soft-page-break/>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text:soft-page-break/>–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3">…</text:p>
      <text:p text:style-name="P53"><text:soft-page-break/>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text:soft-page-break/>–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3">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2">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oft-page-break/><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57">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2">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text:soft-page-break/></text:p>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57">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8"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9">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text:soft-page-break/>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text:soft-page-break/>–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text:soft-page-break/>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49" text:outline-level="3">Воскресение</text:h>
      <text:p text:style-name="P50">&lt;<text:span text:style-name="T8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text:soft-page-break/>–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text:soft-page-break/>–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soft-page-break/>…</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49"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text:soft-page-break/>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oft-page-break/>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text:soft-page-break/>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4"/>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text:soft-page-break/>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6" text:outline-level="2"><text:soft-page-break/>24.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text:soft-page-break/>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text:soft-page-break/>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text:soft-page-break/></text:p>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1">.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text:soft-page-break/>–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52">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7"/>
      <text:p text:style-name="P105"><text:soft-page-break/><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6">Я подозрительно посмотрел на Анакорна.</text:p>
      <text:p text:style-name="P105"><text:span text:style-name="T17">–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text:soft-page-break/>–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А ты как?</text:p>
      <text:p text:style-name="P97"><text:span text:style-name="T35">–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oft-page-break/><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7">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5">&lt;</text:span><text:span text:style-name="T26">И вообще, обзаведусь в конце-концов рогом и наставлю Селестиии рогов!»</text:span><text:span text:style-name="T35">&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30T23:52:50.70</dc:date>
    <meta:editing-duration>P129DT19H27M49S</meta:editing-duration>
    <meta:editing-cycles>7898</meta:editing-cycles>
    <meta:generator>OpenOffice/4.1.1$Win32 OpenOffice.org_project/411m6$Build-9775</meta:generator>
    <dc:creator>макс </dc:creator>
    <meta:document-statistic meta:table-count="0" meta:image-count="0" meta:object-count="0" meta:page-count="203" meta:paragraph-count="4345" meta:word-count="92868" meta:character-count="590442"/>
  </office:meta>
</office:document-meta>
</file>